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EC000009B1DBB261B62DB9E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10.7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10.3cm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variant="normal" fo:text-transform="none" style:text-line-through-style="none" style:text-line-through-type="none" style:font-name="Liberation Sans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tru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username" form:control-implementation="ooo:com.sun.star.form.component.TextField" xml:id="control1" form:id="control1" form:disabled="true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eaname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presentation:style-name="pr1" draw:layer="layout" svg:width="20cm" svg:height="2cm" svg:x="1.4cm" svg:y="1.6cm" presentation:class="title">
          <draw:text-box>
            <text:p>SHOWCASE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draw:custom-shape draw:style-name="gr1" draw:text-style-name="P2" draw:layer="layout" svg:width="11.2cm" svg:height="1.8cm" svg:x="8.4cm" svg:y="7.2cm">
          <text:p text:style-name="P2">Certification awarded to</text:p>
          <draw:enhanced-geometry svg:viewBox="0 0 21600 21600" draw:type="rectangle" draw:enhanced-path="M 0 0 L 21600 0 21600 21600 0 21600 0 0 Z N"/>
        </draw:custom-shape>
        <draw:control draw:style-name="standard" draw:text-style-name="P3" draw:layer="controls" svg:width="7.2cm" svg:height="1.4cm" svg:x="10.6cm" svg:y="9cm" draw:control="control1"/>
        <draw:custom-shape draw:style-name="gr2" draw:text-style-name="P2" draw:layer="layout" svg:width="10.8cm" svg:height="1.4cm" svg:x="8.8cm" svg:y="10.6cm">
          <text:p text:style-name="P2">For your idea</text:p>
          <draw:enhanced-geometry svg:viewBox="0 0 21600 21600" draw:type="rectangle" draw:enhanced-path="M 0 0 L 21600 0 21600 21600 0 21600 0 0 Z N"/>
        </draw:custom-shape>
        <draw:control draw:style-name="standard" draw:text-style-name="P3" draw:layer="controls" svg:width="7cm" svg:height="1.2cm" svg:x="10.8cm" svg:y="12.2cm" draw:control="control2"/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07T00:50:16.989274284</meta:creation-date>
    <meta:editing-duration>PT8H48M11S</meta:editing-duration>
    <meta:editing-cycles>4</meta:editing-cycles>
    <meta:generator>LibreOffice/6.0.7.3$Linux_X86_64 LibreOffice_project/00m0$Build-3</meta:generator>
    <dc:title>Inspiration</dc:title>
    <dc:date>2022-07-21T20:36:46.036056409</dc:date>
    <meta:keyword>username</meta:keyword>
    <meta:document-statistic meta:object-count="30"/>
  </office:meta>
</office:document-meta>
</file>